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fontwork-shadow="slant" draw:fontwork-shadow-offset-x="0cm" draw:fontwork-shadow-offset-y="0cm"/>
    </style:style>
    <style:style style:name="co1" style:family="table-column">
      <style:table-column-properties style:column-width="5.563cm" style:use-optimal-column-width="false"/>
    </style:style>
    <style:style style:name="co2" style:family="table-column">
      <style:table-column-properties style:column-width="5.567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draw:fill="solid" draw:fill-color="#00458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5pt" style:language-asian="zh" style:country-asian="CN" style:font-style-asian="normal" style:font-weight-asian="normal" style:font-name-complex="Lohit Hindi" style:font-size-complex="15pt" style:language-complex="hi" style:country-complex="IN" style:font-style-complex="normal" style:font-weight-complex="normal" style:text-emphasize="none" style:text-scale="100%" style:font-relief="embossed" style:text-overline-style="none" style:text-overline-color="font-color" fo:hyphenate="false"/>
    </style:style>
    <style:style style:name="ce2" style:family="table-cell">
      <style:graphic-properties draw:fill="solid" draw:fill-color="#00458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5pt" style:language-asian="zh" style:country-asian="CN" style:font-style-asian="normal" style:font-weight-asian="normal" style:font-name-complex="Lohit Hindi" style:font-size-complex="15pt" style:language-complex="hi" style:country-complex="IN" style:font-style-complex="normal" style:font-weight-complex="normal" style:text-emphasize="none" style:text-scale="100%" style:font-relief="embossed" style:text-overline-style="none" style:text-overline-color="font-color" fo:hyphenate="false"/>
    </style:style>
    <style:style style:name="ce3" style:family="table-cell">
      <style:graphic-properties draw:fill="solid" draw:fill-color="#00458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5pt" style:language-asian="zh" style:country-asian="CN" style:font-style-asian="normal" style:font-weight-asian="normal" style:font-name-complex="Lohit Hindi" style:font-size-complex="15pt" style:language-complex="hi" style:country-complex="IN" style:font-style-complex="normal" style:font-weight-complex="normal" style:text-emphasize="none" style:text-scale="100%" style:font-relief="embossed" style:text-overline-style="none" style:text-overline-color="font-color" fo:hyphenate="false"/>
    </style:style>
    <style:style style:name="ce4" style:family="table-cell">
      <style:graphic-properties draw:fill="solid" draw:fill-color="#cc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cc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cc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solid" draw:fill-color="#00b8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draw:fill="solid" draw:fill-color="#00b8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style:graphic-properties draw:fill="solid" draw:fill-color="#00b8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style:graphic-properties draw:fill="solid" draw:fill-color="#00b8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style:graphic-properties draw:fill="solid" draw:fill-color="#00b8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style:graphic-properties draw:fill="solid" draw:fill-color="#00b8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4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5pt" style:language-asian="zh" style:country-asian="CN" style:font-style-asian="normal" style:font-weight-asian="normal" style:font-name-complex="Lohit Hindi" style:font-size-complex="15pt" style:language-complex="hi" style:country-complex="IN" style:font-style-complex="normal" style:font-weight-complex="normal" style:text-emphasize="none" style:text-scale="100%" style:font-relief="embossed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text-properties fo:text-shadow="1pt 1pt" fo:font-weight="bold" style:font-weight-asian="bold" style:font-weight-complex="bold"/>
    </style:style>
    <style:style style:name="T1" style:family="text">
      <style:text-properties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6.692cm" svg:height="9.191cm" svg:x="2.154cm" svg:y="2.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Thread 1</text:p>
              </table:table-cell>
              <table:table-cell table:style-name="ce2">
                <text:p text:style-name="P1">Thread 2</text:p>
              </table:table-cell>
              <table:table-cell table:style-name="ce3">
                <text:p text:style-name="P1">intValue</text:p>
              </table:table-cell>
            </table:table-row>
            <table:table-row table:style-name="ro1">
              <table:table-cell table:style-name="ce4"/>
              <table:table-cell table:style-name="ce5"/>
              <table:table-cell table:style-name="ce6">
                <text:p text:style-name="P2">IntValue == 100</text:p>
              </table:table-cell>
            </table:table-row>
            <table:table-row table:style-name="ro1">
              <table:table-cell table:style-name="ce7">
                <text:p text:style-name="P2">Read intValue to tmp1</text:p>
                <text:p text:style-name="P2">(tmp1 == 100)</text:p>
              </table:table-cell>
              <table:table-cell table:style-name="ce8"/>
              <table:table-cell table:style-name="ce9">
                <text:p text:style-name="P2">IntValue == 100</text:p>
              </table:table-cell>
            </table:table-row>
            <table:table-row table:style-name="ro1">
              <table:table-cell table:style-name="ce10"/>
              <table:table-cell table:style-name="ce11">
                <text:p text:style-name="P2">Read intValue to tmp2</text:p>
                <text:p text:style-name="P2">(tmp2 == 100)</text:p>
              </table:table-cell>
              <table:table-cell table:style-name="ce12">
                <text:p text:style-name="P2">IntValue == 100</text:p>
              </table:table-cell>
            </table:table-row>
            <table:table-row table:style-name="ro1">
              <table:table-cell table:style-name="ce13">
                <text:p text:style-name="P2">Increment tmp1 by 1</text:p>
                <text:p text:style-name="P2">(tmp1 == 101)</text:p>
              </table:table-cell>
              <table:table-cell table:style-name="ce14"/>
              <table:table-cell table:style-name="ce15">
                <text:p text:style-name="P2">Intvalue == 100</text:p>
              </table:table-cell>
            </table:table-row>
            <table:table-row table:style-name="ro1">
              <table:table-cell table:style-name="ce16"/>
              <table:table-cell table:style-name="ce17">
                <text:p text:style-name="P2">Increment tmp2 by 1</text:p>
                <text:p text:style-name="P2">(tmp2 == 102)</text:p>
              </table:table-cell>
              <table:table-cell table:style-name="ce18">
                <text:p text:style-name="P2">IntValue == 100</text:p>
              </table:table-cell>
            </table:table-row>
            <table:table-row table:style-name="ro1">
              <table:table-cell table:style-name="ce19">
                <text:p text:style-name="P2">Write tmp1 to intValue</text:p>
                <text:p text:style-name="P2">(intValue == 101)</text:p>
              </table:table-cell>
              <table:table-cell table:style-name="ce20"/>
              <table:table-cell table:style-name="ce21">
                <text:p text:style-name="P2">IntValue == 101</text:p>
              </table:table-cell>
            </table:table-row>
            <table:table-row table:style-name="ro1">
              <table:table-cell table:style-name="ce22"/>
              <table:table-cell table:style-name="ce23">
                <text:p text:style-name="P2">Write tmp2 to intValue</text:p>
                <text:p text:style-name="P2">(intValue == 101)</text:p>
              </table:table-cell>
              <table:table-cell table:style-name="ce24">
                <text:p text:style-name="P2">IntValue == 10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4.985cm" svg:height="0.962cm" svg:x="7.811cm" svg:y="1.338cm">
          <draw:text-box>
            <text:p text:style-name="P3"><text:span text:style-name="T1">Race Condit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1T21:39:58.397254757</meta:creation-date>
    <dc:date>2014-04-11T22:06:31.116175538</dc:date>
    <meta:editing-duration>PT10M12S</meta:editing-duration>
    <meta:editing-cycles>1</meta:editing-cycles>
    <meta:document-statistic meta:object-count="2"/>
    <meta:generator>LibreOffice/4.1.3.2$Linux_X86_64 LibreOffice_project/410m0$Build-2</meta:generator>
  </office:meta>
</office:document-meta>
</file>